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1ère semaine de projet</text:p>
      <text:p text:style-name="P1"/>
      <text:p text:style-name="P1"/>
      <text:p text:style-name="P2"><text:tab/>Pendant cette première semaine de projet, nous nous sommes consacrés à l'élaboration et/ou à la correction du cahier des charges fonctionnel du projet. Nous nous sommes donc attardés sur les fonctionnalités que nous devions réalisés pour mener à bien le projet qui nous est attribué, soit la réalisation/modification du site annuaire de l'association la Fabrique OPERA.</text:p>
      <text:p text:style-name="P2"/>
      <text:p text:style-name="P2"><text:tab/>En ce qui me concerne, j'ai principalement œuvré sur la représentation des données à l'utilisateur, ainsi que sur les permissions de saisie des données par les personnes autorisées. Avec l'aide de Thibaud, on a réfléchi à une solution de base de données qui correspondrait le mieux au problème proposé. Sur ce point, on a mis beaucoup de temps, car nous avons dans un premier temps mal cerné le problème. En effet, nous avons tout d'abord décidé de mettre un maximum d'informations en mode document (NoSQL), mais nous sommes très vite rendu compte de l'inutilité de certaines valeurs. </text:p>
      <text:p text:style-name="P2"><text:tab/>Ensuite, j'ai travaillé sur les permissions des différents rôles au sein de l'association. Des règles et des droits ont été définis pour les utilisateurs de l'application. Ce point a été plutôt rapide, car bien précisé dans le cahier des charges d'origine, et bien compris.</text:p>
      <text:p text:style-name="P2"><text:tab/>Enfin j'ai pensé à une manière de réaliser l'import/export des données de l'annuaire entre la version actuelle, et la version que nous allons développer. Cette partie était également bien défini dès le départ et n'a donc pas posé de problèmes particul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08T10:04:41.67</meta:creation-date>
    <dc:date>2018-11-08T11:30:30.19</dc:date>
    <meta:editing-duration>PT9M43S</meta:editing-duration>
    <meta:editing-cycles>5</meta:editing-cycles>
    <meta:generator>OpenOffice/4.1.1$Win32 OpenOffice.org_project/411m6$Build-9775</meta:generator>
    <meta:document-statistic meta:table-count="0" meta:image-count="0" meta:object-count="0" meta:page-count="1" meta:paragraph-count="5" meta:word-count="243" meta:character-count="1515"/>
  </office:meta>
</office:document-meta>
</file>